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Converter_20_1">
      <style:table-properties style:width="17.046cm" fo:margin-left="-0.199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6.251cm"/>
    </style:style>
    <style:style style:name="Tabela1.D" style:family="table-column">
      <style:table-column-properties style:column-width="6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3" style:family="table-row">
      <style:table-row-properties fo:keep-together="always"/>
    </style:style>
    <style:style style:name="Tabela1.24" style:family="table-row">
      <style:table-row-properties fo:keep-together="always"/>
    </style:style>
    <style:style style:name="Tabela1.26" style:family="table-row">
      <style:table-row-properties style:min-row-height="0.171cm" fo:keep-together="always"/>
    </style:style>
    <style:style style:name="Tabela1.27" style:family="table-row">
      <style:table-row-properties style:min-row-height="0.169cm" fo:keep-together="always"/>
    </style:style>
    <style:style style:name="Tabela1.32" style:family="table-row">
      <style:table-row-properties style:min-row-height="0.494cm" fo:keep-together="always"/>
    </style:style>
    <style:style style:name="Tabela1.34" style:family="table-row">
      <style:table-row-properties style:min-row-height="0.169cm" fo:keep-together="auto"/>
    </style:style>
    <style:style style:name="P1" style:family="paragraph" style:parent-style-name="Sem_20_Espaçamento">
      <style:paragraph-properties style:snap-to-layout-grid="false"/>
      <style:text-properties style:font-name="Arial" fo:font-size="10pt" fo:font-weight="bold" officeooo:paragraph-rsid="000ad156" style:font-size-asian="10pt" style:font-weight-asian="bold" style:font-name-complex="Times" style:font-size-complex="10pt"/>
    </style:style>
    <style:style style:name="P2" style:family="paragraph" style:parent-style-name="Sem_20_Espaçamento">
      <style:text-properties style:font-name="Arial" fo:font-size="10pt" fo:font-weight="bold" officeooo:paragraph-rsid="000ad156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style:snap-to-layout-grid="false"/>
      <style:text-properties style:font-name="Arial" fo:font-size="10pt" officeooo:paragraph-rsid="000ad156" style:font-size-asian="10pt" style:font-name-complex="Times" style:font-size-complex="10pt"/>
    </style:style>
    <style:style style:name="P4" style:family="paragraph" style:parent-style-name="Sem_20_Espaçamento">
      <style:text-properties style:font-name="Arial" fo:font-size="10pt" officeooo:rsid="001333a9" officeooo:paragraph-rsid="000ad156" style:font-size-asian="10pt" style:font-name-complex="Times" style:font-size-complex="10pt"/>
    </style:style>
    <style:style style:name="P5" style:family="paragraph" style:parent-style-name="Sem_20_Espaçamento">
      <style:text-properties style:font-name="Arial" fo:font-size="10pt" officeooo:paragraph-rsid="000ad156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paragraph-rsid="0000a113" style:font-size-asian="10pt" style:font-name-complex="Times" style:font-size-complex="10pt"/>
    </style:style>
    <style:style style:name="P7" style:family="paragraph" style:parent-style-name="Sem_20_Espaçamento">
      <style:paragraph-properties style:snap-to-layout-grid="false"/>
      <style:text-properties style:font-name="Arial" fo:font-size="10pt" officeooo:rsid="000ad156" officeooo:paragraph-rsid="000ad156" style:font-size-asian="10pt" style:font-name-complex="Times" style:font-size-complex="10pt"/>
    </style:style>
    <style:style style:name="P8" style:family="paragraph" style:parent-style-name="Sem_20_Espaçamento">
      <style:text-properties style:font-name="Arial" fo:font-size="10pt" officeooo:rsid="000c3b05" officeooo:paragraph-rsid="000c3b05" style:font-size-asian="10pt" style:font-name-complex="Times" style:font-size-complex="10pt"/>
    </style:style>
    <style:style style:name="P9" style:family="paragraph" style:parent-style-name="Sem_20_Espaçamento">
      <style:text-properties style:font-name="Arial" fo:font-size="10pt" officeooo:paragraph-rsid="000c3b05" style:font-size-asian="10pt" style:font-name-complex="Times" style:font-size-complex="10pt"/>
    </style:style>
    <style:style style:name="P10" style:family="paragraph" style:parent-style-name="Sem_20_Espaçamento">
      <style:text-properties style:font-name="Arial" fo:font-size="10pt" officeooo:rsid="000dca67" officeooo:paragraph-rsid="000dca67" style:font-size-asian="10pt" style:font-name-complex="Times" style:font-size-complex="10pt"/>
    </style:style>
    <style:style style:name="P11" style:family="paragraph" style:parent-style-name="Sem_20_Espaçamento">
      <style:text-properties style:font-name="Arial" fo:font-size="10pt" officeooo:rsid="000e8794" officeooo:paragraph-rsid="000e8794" style:font-size-asian="10pt" style:font-name-complex="Times" style:font-size-complex="10pt"/>
    </style:style>
    <style:style style:name="P12" style:family="paragraph" style:parent-style-name="Sem_20_Espaçamento">
      <style:text-properties style:font-name="Arial" fo:font-size="10pt" officeooo:paragraph-rsid="000ad156" style:font-size-asian="10pt" style:font-size-complex="10pt"/>
    </style:style>
    <style:style style:name="P13" style:family="paragraph" style:parent-style-name="Standard">
      <style:text-properties officeooo:paragraph-rsid="000ad156"/>
    </style:style>
    <style:style style:name="P14" style:family="paragraph" style:parent-style-name="Sem_20_Espaçamento">
      <style:text-properties style:font-name="Arial" fo:font-size="10pt" fo:language="en" fo:country="US" officeooo:paragraph-rsid="000ad156" style:font-size-asian="10pt" style:font-name-complex="Times" style:font-size-complex="10pt"/>
    </style:style>
    <style:style style:name="T1" style:family="text">
      <style:text-properties officeooo:rsid="001333a9"/>
    </style:style>
    <style:style style:name="T2" style:family="text">
      <style:text-properties style:font-name-complex="Times"/>
    </style:style>
    <style:style style:name="T3" style:family="text">
      <style:text-properties officeooo:rsid="001333a9" style:font-name-complex="Times"/>
    </style:style>
    <style:style style:name="T4" style:family="text">
      <style:text-properties officeooo:rsid="000ad156" style:font-name-complex="Times"/>
    </style:style>
    <style:style style:name="T5" style:family="text">
      <style:text-properties officeooo:rsid="000ad156"/>
    </style:style>
    <style:style style:name="T6" style:family="text">
      <style:text-properties officeooo:rsid="000e8794"/>
    </style:style>
    <style:style style:name="T7" style:family="text">
      <style:text-properties officeooo:rsid="000f91aa"/>
    </style:style>
    <style:style style:name="T8" style:family="text">
      <style:text-properties officeooo:rsid="0010d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1<text:span text:style-name="T7">2</text:span> (CDU1<text:span text:style-name="T7">2</text:span>)</text:p>
          </table:table-cell>
          <table:table-cell table:style-name="Tabela1.B1" table:number-columns-spanned="3" office:value-type="string">
            <text:p text:style-name="P5">C<text:span text:style-name="T1">riar Jornaleiro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12"><text:span text:style-name="T2">Permite o cadastro de </text:span><text:span text:style-name="T4">um </text:span><text:span text:style-name="T3">jornal</text:span><text:span text:style-name="T4">eiro</text:span><text:span text:style-name="T3"> n</text:span><text:span text:style-name="T2">o sistem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5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6">[CDU<text:span text:style-name="T5">8</text:span>]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5">Não há.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6">[CDU<text:span text:style-name="T5">8</text:span>-FP-POS1]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12"><text:span text:style-name="T2">Acessa </text:span><text:span text:style-name="T3">a opção</text:span><text:span text:style-name="T2"> "C</text:span><text:span text:style-name="T3">riar Jornal</text:span><text:span text:style-name="T4">eiro</text:span><text:span text:style-name="T2">" </text:span><text:span text:style-name="T3">no [CdU</text:span><text:span text:style-name="T4">8</text:span><text:span text:style-name="T3">]</text:span></text:p>
          </table:table-cell>
          <table:table-cell table:style-name="Tabela1.B1" office:value-type="string">
            <text:p text:style-name="P3"/>
          </table:table-cell>
        </table:table-row>
        <table:table-row table:style-name="Tabela1.9">
          <table:table-cell table:style-name="Tabela1.A1" table:number-rows-spanned="10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5">Exibe a tela de cadastro de <text:span text:style-name="T5">jornaleiro</text:span>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Informa <text:span text:style-name="T5">nome, e-mail, telefone, tipo de pagamento e o tipo de pessoa.</text:span></text:p>
          </table:table-cell>
          <table:table-cell table:style-name="Tabela1.B1" office:value-type="string">
            <text:p text:style-name="P3"/>
          </table:table-cell>
        </table:table-row>
        <table:table-row table:style-name="Tabela1.13">
          <table:covered-table-cell/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7">Exibe os campos referentes ao tipo de pessoa informado.</text:p>
          </table:table-cell>
        </table:table-row>
        <table:table-row table:style-name="Tabela1.14">
          <table:covered-table-cell/>
          <table:table-cell table:style-name="Tabela1.A1" office:value-type="string">
            <text:p text:style-name="P5">4</text:p>
          </table:table-cell>
          <table:table-cell table:style-name="Tabela1.A1" office:value-type="string">
            <text:p text:style-name="P7">Informa o CPF ou CNPJ, RG ou nome para contato.</text:p>
          </table:table-cell>
          <table:table-cell table:style-name="Tabela1.B1" office:value-type="string">
            <text:p text:style-name="P14"/>
          </table:table-cell>
        </table:table-row>
        <table:table-row table:style-name="Tabela1.15">
          <table:covered-table-cell/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8">Realiza as validações dos dados [RN1],[RN2],[RN3], [RN4], [RN5], [RN6], [RN7].</text:p>
          </table:table-cell>
        </table:table-row>
        <table:table-row table:style-name="Tabela1.16">
          <table:covered-table-cell/>
          <table:table-cell table:style-name="Tabela1.A1" office:value-type="string">
            <text:p text:style-name="P5">6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8">Salva os dados do jornaleiro.</text:p>
          </table:table-cell>
        </table:table-row>
        <table:table-row table:style-name="Tabela1.17">
          <table:covered-table-cell/>
          <table:table-cell table:style-name="Tabela1.A1" office:value-type="string">
            <text:p text:style-name="P8">7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9">Exibe a mensagem "<text:span text:style-name="T1">Jornal Criado</text:span>!".</text:p>
          </table:table-cell>
        </table:table-row>
        <table:table-row table:style-name="Tabela1.18">
          <table:covered-table-cell/>
          <table:table-cell table:style-name="Tabela1.B18" office:value-type="string">
            <text:p text:style-name="P8">8</text:p>
          </table:table-cell>
          <table:table-cell table:style-name="Tabela1.B18" office:value-type="string">
            <text:p text:style-name="P3"/>
          </table:table-cell>
          <table:table-cell table:style-name="Tabela1.D18" office:value-type="string">
            <text:p text:style-name="P9">Fecha a tela e termina o caso de uso.</text:p>
          </table:table-cell>
        </table:table-row>
        <table:table-row table:style-name="Tabela1.19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20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2" office:value-type="string">
            <text:p text:style-name="P5"><text:span text:style-name="T8">Jornaleiro </text:span>cadastrado.</text:p>
          </table:table-cell>
          <table:covered-table-cell/>
        </table:table-row>
        <table:table-row table:style-name="Tabela1.21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5">Ao passo 3 do FP</text:p>
          </table:table-cell>
          <table:covered-table-cell/>
          <table:covered-table-cell/>
        </table:table-row>
        <table:table-row table:style-name="Tabela1.22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23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Acessa a opção "Cancelar"</text:p>
          </table:table-cell>
          <table:table-cell table:style-name="Tabela1.B1" office:value-type="string">
            <text:p text:style-name="P3"/>
          </table:table-cell>
        </table:table-row>
        <table:table-row table:style-name="Tabela1.24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5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2">Fluxo de Exceção (FE)</text:p>
          </table:table-cell>
          <table:table-cell table:style-name="Tabela1.B1" table:number-columns-spanned="3" office:value-type="string">
            <text:p text:style-name="P5">Nenhum</text:p>
          </table:table-cell>
          <table:covered-table-cell/>
          <table:covered-table-cell/>
        </table:table-row>
        <table:table-row table:style-name="Tabela1.26">
          <table:table-cell table:style-name="Tabela1.A1" table:number-rows-spanned="8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27">
          <table:covered-table-cell/>
          <table:table-cell table:style-name="Tabela1.A1" office:value-type="string">
            <text:p text:style-name="P4">1</text:p>
          </table:table-cell>
          <table:table-cell table:style-name="Tabela1.B1" table:number-columns-spanned="2" office:value-type="string">
            <text:p text:style-name="P5">O nome deve ter no mínimo 2 e no máximo <text:span text:style-name="T6">30</text:span> caracteres.</text:p>
          </table:table-cell>
          <table:covered-table-cell/>
        </table:table-row>
        <table:table-row table:style-name="Tabela1.27">
          <table:covered-table-cell/>
          <table:table-cell table:style-name="Tabela1.B18" office:value-type="string">
            <text:p text:style-name="P10">2</text:p>
          </table:table-cell>
          <table:table-cell table:style-name="Tabela1.D18" table:number-columns-spanned="2" office:value-type="string">
            <text:p text:style-name="P10">O e-mail deve obedecer a expressão regular para e-mail da empresa.</text:p>
          </table:table-cell>
          <table:covered-table-cell/>
        </table:table-row>
        <table:table-row table:style-name="Tabela1.27">
          <table:covered-table-cell/>
          <table:table-cell table:style-name="Tabela1.B18" office:value-type="string">
            <text:p text:style-name="P10">3</text:p>
          </table:table-cell>
          <table:table-cell table:style-name="Tabela1.D18" table:number-columns-spanned="2" office:value-type="string">
            <text:p text:style-name="P10">O telefone deve obedecer a expressão regular para telefone da empresa.</text:p>
          </table:table-cell>
          <table:covered-table-cell/>
        </table:table-row>
        <table:table-row table:style-name="Tabela1.27">
          <table:covered-table-cell/>
          <table:table-cell table:style-name="Tabela1.B18" office:value-type="string">
            <text:p text:style-name="P10">4</text:p>
          </table:table-cell>
          <table:table-cell table:style-name="Tabela1.D18" table:number-columns-spanned="2" office:value-type="string">
            <text:p text:style-name="P11">O <text:s/>cnpj deve obedecer a expressão regular para cnpj da empresa.</text:p>
          </table:table-cell>
          <table:covered-table-cell/>
        </table:table-row>
        <table:table-row table:style-name="Tabela1.27">
          <table:covered-table-cell/>
          <table:table-cell table:style-name="Tabela1.B18" office:value-type="string">
            <text:p text:style-name="P10">5</text:p>
          </table:table-cell>
          <table:table-cell table:style-name="Tabela1.D18" table:number-columns-spanned="2" office:value-type="string">
            <text:p text:style-name="P11">O cpf deve obedecer a expressão regular para cpf da empresa.</text:p>
          </table:table-cell>
          <table:covered-table-cell/>
        </table:table-row>
        <table:table-row table:style-name="Tabela1.32">
          <table:covered-table-cell/>
          <table:table-cell table:style-name="Tabela1.B18" office:value-type="string">
            <text:p text:style-name="P10">6</text:p>
          </table:table-cell>
          <table:table-cell table:style-name="Tabela1.D18" table:number-columns-spanned="2" office:value-type="string">
            <text:p text:style-name="P11">O rg deve obedecer a expressão regular para rg da empresa</text:p>
          </table:table-cell>
          <table:covered-table-cell/>
        </table:table-row>
        <table:table-row table:style-name="Tabela1.27">
          <table:covered-table-cell/>
          <table:table-cell table:style-name="Tabela1.B18" office:value-type="string">
            <text:p text:style-name="P10">7</text:p>
          </table:table-cell>
          <table:table-cell table:style-name="Tabela1.D18" table:number-columns-spanned="2" office:value-type="string">
            <text:p text:style-name="P5">O nome <text:span text:style-name="T6">de contato</text:span> deve ter no mínimo 2 e no máximo <text:span text:style-name="T6">30</text:span> caracteres.</text:p>
          </table:table-cell>
          <table:covered-table-cell/>
        </table:table-row>
        <table:table-row table:style-name="Tabela1.34">
          <table:table-cell table:style-name="Tabela1.A1" office:value-type="string">
            <text:p text:style-name="P2">Observações</text:p>
          </table:table-cell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0:39:48.740000000</meta:creation-date>
    <meta:generator>LibreOffice/5.2.3.3$Windows_x86 LibreOffice_project/d54a8868f08a7b39642414cf2c8ef2f228f780cf</meta:generator>
    <dc:date>2016-11-29T11:30:32.361000000</dc:date>
    <meta:editing-duration>PT34M47S</meta:editing-duration>
    <meta:editing-cycles>6</meta:editing-cycles>
    <meta:document-statistic meta:table-count="1" meta:image-count="0" meta:object-count="0" meta:page-count="1" meta:paragraph-count="72" meta:word-count="255" meta:character-count="1406" meta:non-whitespace-character-count="1221"/>
  </office:meta>
</office:document-meta>
</file>